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MapperDao tutorial<text:tab/>2</text:p>
          <text:p text:style-name="P4">Downloading the source files<text:tab/>2</text:p>
          <text:p text:style-name="P4">Setting up the database connection and initializing mapperdao<text:tab/>2</text:p>
          <text:p text:style-name="P4">Creating a simple model<text:tab/>2</text:p>
          <text:p text:style-name="P4">Extending the domain model by adding attributes to products<text:tab/>5</text:p>
          <text:p text:style-name="P4">Adding categories to our products<text:tab/>8</text:p>
        </text:index-body>
      </text:table-of-content>
      <text:h text:style-name="P2" text:outline-level="1"/>
      <text:h text:style-name="P3" text:outline-level="1">MapperDao tutorial</text:h>
      <text:p text:style-name="Standard">We will create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But initially we need a DataSource to configure mapperDao. For this example we will use apache dbcp to create a connection pool and the DataSource:</text:p>
      <text:p text:style-name="Standard"><draw:frame draw:style-name="fr1" draw:name="Frame18" text:anchor-type="paragraph" fo:min-width="16.701cm" draw:z-index="17"><draw:text-box fo:min-height="1.709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We can now configure mapperDao:</text:p>
      <text:p text:style-name="Standard"/>
      <text:p text:style-name="Standard"><draw:frame draw:style-name="fr1" draw:name="Frame17" text:anchor-type="paragraph" fo:min-width="16.701cm" draw:z-index="16"><draw:text-box fo:min-height="2.321cm"><text:p text:style-name="Standard"><text:span text:style-name="Example"><text:span text:style-name="T4">val entities = List(ProductEntity)</text:span></text:span></text:p><text:p text:style-name="Standard"><text:span text:style-name="Example"><text:span text:style-name="T4">val (jdbc, mapperDao, queryDao) = Setup(“postgresql”, dataSource, entities)</text:span></text:span></text:p><text:p text:style-name="Standard"><text:span text:style-name="Example"><text:span text:style-name="T4">val txM = Transaction.transactionManager(jdbc)</text:span></text:span></text:p></draw:text-box></draw:frame></text:p>
      <text:p text:style-name="Standard">jdbc:Jdbc can be used to query/update the database with sql/ddl. mapperDao:MapperDao can be used to insert/update/select/delete entities and queryDao to query for entities. TxM:PlatformTransactionManager takes care of transactions. The val entities is a list of all entities that we would like to use, currently ProductEntity which we will declare later on.</text:p>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fo:min-width="16.701cm" draw:z-index="15"><draw:text-box fo:min-height="0.884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fo:min-width="16.701cm" draw:z-index="14"><draw:text-box fo:min-height="2.773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soft-page-break/></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MapperDao uses scala code to do the mapping. The mapping can be an object or a class and it is the equivalent of xml files that other orm's use. It maps all the columns and also contains a constructor method which is responsible for constructing instances of the entity.</text:p>
      <text:p text:style-name="Standard"><draw:frame draw:style-name="fr1" draw:name="Frame14" text:anchor-type="paragraph" fo:min-width="16.701cm" draw:z-index="13"><draw:text-box fo:min-height="2.773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classOf[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pan text:style-name="Example"/></text:p>
      <text:p text:style-name="Standard">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text:soft-page-break/></text:p>
      <text:p text:style-name="Standard"><text:span text:style-name="Example"><text:span text:style-name="T4">def </text:span></text:span><text:span text:style-name="Example"><text:span text:style-name="T5">constructor</text:span></text:span><text:span text:style-name="Example"><text:span text:style-name="T4">(implicit m)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text:p>
      <text:p text:style-name="Standard"/>
      <text:p text:style-name="Standard">Now we are ready to use mapperdao to insert, select, update and delete the Product entity:</text:p>
      <text:p text:style-name="Standard"/>
      <text:p text:style-name="Standard"><draw:frame draw:style-name="fr1" draw:name="Frame13" text:anchor-type="paragraph" fo:min-width="16.701cm" draw:z-index="12"><draw:text-box fo:min-height="1.778cm"><text:p text:style-name="Standard"><text:span text:style-name="Example">val inserted=mapperDao.insert(ProductEntity,Product(“title”,”desc”))</text:span></text:p><text:p text:style-name="Standard"><text:span text:style-name="Example">println(inserted.id)</text:span></text:p><text:p text:style-name="Standard"><text:span text:style-name="Example">mapperDao.delete(ProductEntity,inserted)</text:span></text:p></draw:text-box></draw:frame></text:p>
      <text:p text:style-name="Standard">We can also create Dao's using the helper traits:</text:p>
      <text:p text:style-name="Standard"/>
      <text:p text:style-name="Standard"><draw:frame draw:style-name="fr1" draw:name="Frame12" text:anchor-type="paragraph" fo:min-width="2cm" draw:z-index="11"><draw:text-box fo:min-height="0.499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1" draw:name="Frame11" text:anchor-type="paragraph" fo:min-width="2cm" draw:z-index="10"><draw:text-box fo:min-height="0.499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text:p>
      <text:p text:style-name="Standard"><draw:frame draw:style-name="fr1" draw:name="Frame10" text:anchor-type="paragraph" fo:min-width="2cm" draw:z-index="9"><draw:text-box fo:min-height="0.499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oft-page-break/><text:span text:style-name="Example"/></text:p>
      <text:p text:style-name="Standard">We can also do all short of queries using the query DSL.</text:p>
      <text:p text:style-name="Standard"/>
      <text:p text:style-name="Standard"><draw:frame draw:style-name="fr1" draw:name="Frame9" text:anchor-type="paragraph" fo:min-width="16.674cm" draw:z-index="8"><draw:text-box fo:min-height="2.773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draw:text-box></draw:frame></text:p>
      <text:p text:style-name="Standard">It might be better to alias ProductEntity so that our query is more readable:</text:p>
      <text:h text:style-name="Heading_20_3" text:outline-level="3"><draw:frame draw:style-name="fr1" draw:name="Frame8" text:anchor-type="paragraph" fo:min-width="16.753cm" draw:z-index="7"><draw:text-box fo:min-height="5.242cm"><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 products can have the attribute colour=red. We'll create this as a many-to-many relationship. Lets see our extended domain model:</text:p>
      <text:p text:style-name="Standard"><draw:frame draw:style-name="fr1" draw:name="Frame7" text:anchor-type="paragraph" fo:min-width="16.727cm" draw:z-index="6"><draw:text-box fo:min-height="3.464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text:soft-page-break/>database schema in order to create this many-to-many relationship.</text:p>
      <text:p text:style-name="Standard"/>
      <text:p text:style-name="Standard"><draw:frame draw:style-name="fr2" draw:name="Frame6" text:anchor-type="paragraph" fo:min-width="2cm" draw:z-index="5"><draw:text-box fo:min-height="0.499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fo:min-width="2cm" draw:z-index="4"><draw:text-box fo:min-height="0.499cm"><text:p text:style-name="Standard"/><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fo:min-width="2cm" draw:z-index="3"><draw:text-box fo:min-height="0.499cm"><text:p text:style-name="Standard"><text:span text:style-name="Example">object </text:span><text:span text:style-name="Example"><text:span text:style-name="T1">AttributeEntity</text:span></text:span><text:span text:style-name="Example"> </text:span></text:p><text:p text:style-name="Standard"><text:span text:style-name="Example"><text:tab/>extends Entity[IntId, Attribute](classOf[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text:soft-page-break/>attribute if it doesn't already exist into the database. That will come handy since we then can easily load/create attributes when we create/update our product catalogue.</text:p>
      <text:p text:style-name="Standard"><draw:frame draw:style-name="fr2" draw:name="Frame3" text:anchor-type="paragraph" fo:min-width="2cm" draw:z-index="2"><draw:text-box fo:min-height="0.499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The return value of create(Attribute(name, value)) is an Attribute with IntId.</text:p>
      <text:p text:style-name="Standard"/>
      <text:p text:style-name="Standard">Now we are ready to add and manipulate some products with attributes into our database.</text:p>
      <text:p text:style-name="Standard"><draw:frame draw:style-name="fr2" draw:name="Frame2" text:anchor-type="paragraph" fo:min-width="2cm" draw:z-index="1"><draw:text-box fo:min-height="0.499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 To do updates of </text:span></text:p><text:p text:style-name="Standard"><text:span text:style-name="Example">// immutable entities, mapperdao needs the old and the new value.</text:span></text:p><text:p text:style-name="Standard"><text:span text:style-name="Example">// The new value must be a modification of the old one. Here</text:span></text:p><text:p text:style-name="Standard"><text:span text:style-name="Example">// we use a Set(a1) instead of the original Set(a1,a2). This</text:span></text:p><text:p text:style-name="Standard"><text:span text:style-name="Example">// means that a2 will be removed from the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text:soft-page-break/>Finally, having our entities sorted out, we can do various queries, always importing Query._ so that the query DSL is in scope:</text:p>
      <text:p text:style-name="Standard"/>
      <text:p text:style-name="Standard"><draw:frame draw:style-name="fr2" draw:name="Frame1" text:anchor-type="paragraph" fo:min-width="2cm" draw:z-index="0"><draw:text-box fo:min-height="0.499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text:p>
      <text:p text:style-name="Standard"/>
      <text:p text:style-name="Standard">For a start, lets write the ddl for the new tables:</text:p>
      <text:p text:style-name="Standard"/>
      <text:p text:style-name="Standard"><draw:frame draw:style-name="fr2" draw:name="Frame20" text:anchor-type="paragraph" fo:min-width="16.642cm" draw:z-index="19"><draw:text-box fo:min-height="6.724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fo:min-width="16.642cm" draw:z-index="18"><draw:text-box fo:min-height="6.724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fo:min-width="16.642cm" draw:z-index="20"><draw:text-box fo:min-height="6.724cm"><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classOf[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Standard"><text:span text:style-name="T3">Then we used the val categories to construct the Product instances:</text:span></text:p>
      <text:p text:style-name="Standard"><text:span text:style-name="T3"/></text:p>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Standard"><text:span text:style-name="T3">Finally we declared the CategoryEntity itself making sure the parent category is mapped as a many-to-one but is also optional.</text:span></text:p>
      <text:p text:style-name="Standard"><text:span text:style-name="T3"/></text:p>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Since we map to an Option[Category], we use option(_.parent) to do the mapping.</text:p>
      <text:p text:style-name="P1"/>
      <text:p text:style-name="P1">Now we are ready to create CategoryDao. Except from the CRUD methods that will be mixed in by <text:s/>the TransactionalCRUD trait, we also need methods to create hierarchies of categories. </text:p>
      <text:p text:style-name="P1"/>
      <text:p text:style-name="P1"><draw:frame draw:style-name="fr2" draw:name="Frame22" text:anchor-type="paragraph" fo:min-width="16.642cm" draw:z-index="21"><draw:text-box fo:min-height="6.724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soft-page-break/></text:p>
      <text:p text:style-name="P1">The getOrCreate method gets (from the database) or creates a category. The createHierarchy takes a list of Strings and returns the persisted category or creates the hierarchy in the database.</text:p>
      <text:p text:style-name="P1"/>
      <text:p text:style-name="P1">Now this dao comes very handy:</text:p>
      <text:p text:style-name="P1"/>
      <text:p text:style-name="P1"><draw:frame draw:style-name="fr2" draw:name="Frame23" text:anchor-type="paragraph" fo:min-width="17.127cm" draw:z-index="22"><draw:text-box fo:min-height="5.38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 cat2)</text:span></text:p><text:p text:style-name="Standard"><text:span text:style-name="Example"/></text:p><text:p text:style-name="Standard"><text:span text:style-name="Example">val p = productsDao.create(Product("test1", "desc1", Set(), categories))</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1-12-31T17:50:03</dc:date>
    <dc:creator>Konstantinos Kougios</dc:creator>
    <meta:editing-duration>P1DT4H42M6S</meta:editing-duration>
    <meta:editing-cycles>216</meta:editing-cycles>
    <meta:generator>LibreOffice/3.4$Unix LibreOffice_project/340m1$Build-402</meta:generator>
    <meta:document-statistic meta:table-count="0" meta:image-count="0" meta:object-count="0" meta:page-count="12" meta:paragraph-count="298" meta:word-count="2448" meta:character-count="16919" meta:non-whitespace-character-count="14494"/>
  </office:meta>
</office:document-meta>
</file>